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ara Moses</text:p>
      <text:p text:style-name="Standard">ANTH 1023</text:p>
      <text:p text:style-name="Standard">D'Alisera</text:p>
      <text:p text:style-name="Standard">October 9, 2015</text:p>
      <text:p text:style-name="Standard"/>
      <text:p text:style-name="Standard"><text:tab/>Gender and sex are both concepts that are simultaneously misunderstood and crucial to our society. Gender as a concept refers to the social expectations to which people are obligated to conform. Sex, however, refers to the biological makeup of an organism. </text:p>
      <text:p text:style-name="Standard"/>
      <text:p text:style-name="Standard"><text:tab/>Gender encompasses things like gender roles and differs greatly between societies. Typical gender roles applied to women involve being more polite, quieter, and overall 'dainty'. </text:p>
      <text:p text:style-name="Standard">Women are often associated with lighter colors such as pink and purple, and even adult women are referred to as “girls” in most informal speech. Men have their own gendered obligations; suicide rates among men are, on average, higher than women. This is partially caused by the fact that showing emotion is “girly” and should not be done by men. Men are associated with harsher colors like blue and red, and they are commonly associated with the concept of harshness in general. Sex refers to biological differences. Differences between sexes include height (men are taller on average), genitalia, body hair, and pitch of voice.</text:p>
      <text:p text:style-name="Standard"/>
      <text:p text:style-name="Standard"><text:tab/>Whereas sex refers to physical differences between people, gender is a spectrum that involves how we as humans see each other in our societies. Both concepts are instrumental to how we treat each other on an everyday basis, consciously and unconscious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 Moses</meta:initial-creator>
    <meta:creation-date>2015-10-09T22:15:20</meta:creation-date>
    <dc:date>2015-10-09T22:41:35</dc:date>
    <dc:creator>Tara Moses</dc:creator>
    <meta:editing-duration>PT25M50S</meta:editing-duration>
    <meta:editing-cycles>9</meta:editing-cycles>
    <meta:generator>LibreOffice/3.5$Linux_x86 LibreOffice_project/350m1$Build-2</meta:generator>
    <meta:document-statistic meta:table-count="0" meta:image-count="0" meta:object-count="0" meta:page-count="1" meta:paragraph-count="8" meta:word-count="219" meta:character-count="1364" meta:non-whitespace-character-count="1148"/>
  </office:meta>
</office:document-meta>
</file>